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bbaf" officeooo:paragraph-rsid="001ebbaf"/>
    </style:style>
    <style:style style:name="P2" style:family="paragraph" style:parent-style-name="Standard">
      <style:text-properties officeooo:rsid="00218538" officeooo:paragraph-rsid="00218538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218538"/>
    </style:style>
    <style:style style:name="P4" style:family="paragraph" style:parent-style-name="Standard">
      <style:text-properties officeooo:rsid="00218538" officeooo:paragraph-rsid="00218538" fo:background-color="transparent"/>
    </style:style>
    <style:style style:name="P5" style:family="paragraph" style:parent-style-name="Standard">
      <style:text-properties officeooo:rsid="0022d4a7" officeooo:paragraph-rsid="0022d4a7" fo:background-color="transparent"/>
    </style:style>
    <style:style style:name="P6" style:family="paragraph" style:parent-style-name="Title">
      <style:text-properties fo:font-size="18pt" style:font-size-asian="28pt" style:font-size-complex="28pt"/>
    </style:style>
    <style:style style:name="P7" style:family="paragraph" style:parent-style-name="Heading_20_3">
      <style:text-properties fo:font-size="12pt" style:font-size-asian="14pt" style:font-size-complex="14pt"/>
    </style:style>
    <style:style style:name="P8" style:family="paragraph" style:parent-style-name="Heading_20_4">
      <style:text-properties fo:font-size="11pt" style:font-size-asian="13pt" style:font-size-complex="13pt"/>
    </style:style>
    <style:style style:name="P9" style:family="paragraph" style:parent-style-name="Title">
      <style:text-properties fo:font-size="14pt" fo:font-weight="normal" officeooo:rsid="00263d64" officeooo:paragraph-rsid="00263d64" style:font-size-asian="14pt" style:font-weight-asian="normal" style:font-size-complex="14pt" style:font-weight-complex="normal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text-autospace="none" style:writing-mode="lr-tb"/>
      <style:text-properties fo:color="#000000" loext:opacity="100%" fo:font-size="12pt"/>
    </style:style>
    <style:style style:name="P12" style:family="paragraph">
      <style:paragraph-properties fo:text-align="center" style:writing-mode="lr-tb"/>
      <style:text-properties fo:color="#000000" loext:opacity="100%" fo:font-size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style:paragraph-properties style:writing-mode="lr-tb"/>
      <style:text-properties fo:font-size="10pt" style:font-size-asian="10pt" style:font-size-complex="10pt"/>
    </style:style>
    <style:style style:name="P15" style:family="paragraph">
      <style:paragraph-properties style:writing-mode="lr-tb"/>
    </style:style>
    <style:style style:name="T1" style:family="text">
      <style:text-properties officeooo:rsid="002059d7"/>
    </style:style>
    <style:style style:name="T2" style:family="text">
      <style:text-properties style:text-position="sub 58%" officeooo:rsid="002059d7"/>
    </style:style>
    <style:style style:name="T3" style:family="text">
      <style:text-properties officeooo:rsid="00218538"/>
    </style:style>
    <style:style style:name="T4" style:family="text">
      <style:text-properties fo:color="#cc7832" loext:opacity="100%" style:font-name="JetBrains Mono2" fo:font-size="10pt" fo:font-style="normal" fo:font-weight="normal" officeooo:rsid="00218538" style:font-size-asian="10pt" style:font-style-asian="normal" style:font-weight-asian="normal"/>
    </style:style>
    <style:style style:name="T5" style:family="text">
      <style:text-properties fo:color="#a9b7c6" loext:opacity="100%" style:font-name="JetBrains Mono2" fo:font-size="10pt" fo:font-style="normal" fo:font-weight="normal" officeooo:rsid="00218538" style:font-size-asian="10pt" style:font-style-asian="normal" style:font-weight-asian="normal"/>
    </style:style>
    <style:style style:name="T6" style:family="text">
      <style:text-properties fo:color="#808080" loext:opacity="100%" style:font-name="JetBrains Mono2" fo:font-size="10pt" fo:font-style="normal" fo:font-weight="normal" officeooo:rsid="00218538" style:font-size-asian="10pt" style:font-style-asian="normal" style:font-weight-asian="normal"/>
    </style:style>
    <style:style style:name="T7" style:family="text">
      <style:text-properties fo:color="#8888c6" loext:opacity="100%" style:font-name="JetBrains Mono2" fo:font-size="10pt" fo:font-style="normal" fo:font-weight="normal" officeooo:rsid="00218538" style:font-size-asian="10pt" style:font-style-asian="normal" style:font-weight-asian="normal"/>
    </style:style>
    <style:style style:name="T8" style:family="text">
      <style:text-properties fo:color="#6a8759" loext:opacity="100%" style:font-name="JetBrains Mono2" fo:font-size="10pt" fo:font-style="normal" fo:font-weight="normal" officeooo:rsid="00218538" style:font-size-asian="10pt" style:font-style-asian="normal" style:font-weight-asian="normal"/>
    </style:style>
    <style:style style:name="T9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0.5pt" style:font-size-asian="9pt" style:font-size-complex="10.5pt"/>
    </style:style>
    <style:style style:name="T11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T12" style:family="text">
      <style:text-properties fo:color="#000000" loext:opacity="100%" style:text-position="-8% 58%" style:font-name="JetBrains Mono" fo:font-size="10pt" style:font-name-asian="JetBrains Mono" style:font-size-asian="10pt" style:font-name-complex="JetBrains Mono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text-position="-8% 58%"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1.436cm" fo:min-width="3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10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799cm" fo:min-width="2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854cm" fo:min-width="3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852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Галушкина Диана ИС-23</text:p>
      <text:p text:style-name="P6">Практическое занятие №2</text:p>
      <text:h text:style-name="P7" text:outline-level="3">Тема: Знакомство и работа с IDE PyCharm Community. Построение программ линейной структуры в <text:s/>IDE PyCharm Community.</text:h>
      <text:h text:style-name="P7" text:outline-level="3">Цель: выработка первичных навыков работы с IDE PyCharm Community, составление программ линейной структуры.</text:h>
      <text:h text:style-name="P8" text:outline-level="4">Постановка задачи</text:h>
      <text:p text:style-name="P1">Скорость лодки в стоячей воде V км/ч, скорость течения реки <text:span text:style-name="T1">U </text:span>км/ч (<text:span text:style-name="T1">U &lt; V</text:span>). Время движения <text:span text:style-name="T1">лодки по озеру T</text:span><text:span text:style-name="T2">1</text:span><text:span text:style-name="T1"> ч, а по реке (против течения) — T</text:span><text:span text:style-name="T2">2</text:span><text:span text:style-name="T1"> ч. Определить путь S, пройденный лодкой (путь = время * скорость). Учесть, что при движении против течения скорость лодки уменьшается на величину скорости течения.</text:span></text:p>
      <text:h text:style-name="Heading_20_4" text:outline-level="4"><draw:custom-shape text:anchor-type="paragraph" draw:z-index="0" draw:name="Фигура 1" draw:style-name="gr1" draw:text-style-name="P13" svg:width="4.029cm" svg:height="1.588cm" svg:x="4.632cm" svg:y="0.434cm"><text:p text:style-name="P13"><text:span text:style-name="T13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 2" draw:style-name="gr2" svg:width="0.442cm" svg:height="1.265cm" svg:x="6.443cm" svg:y="2.0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Фигура 3" draw:style-name="gr5" draw:text-style-name="P15" svg:width="3.943cm" svg:height="1.853cm" svg:x="4.886cm" svg:y="5.914cm"><text:p text:style-name="P10"><text:span text:style-name="T10">Проверка исключений</text:span></text:p><draw:enhanced-geometry svg:viewBox="0 0 21600 21600" draw:type="rectangle" draw:enhanced-path="M 0 0 L 21600 0 21600 21600 0 21600 0 0 Z N"/></draw:custom-shape><draw:custom-shape text:anchor-type="paragraph" draw:z-index="3" draw:name="Фигура 4" draw:style-name="gr3" draw:text-style-name="P14" svg:width="4.298cm" svg:height="1.265cm" svg:x="4.505cm" svg:y="3.341cm"><text:p text:style-name="P13"><text:span text:style-name="T13">Ввод V, U, T</text:span><text:span text:style-name="T14">1, </text:span><text:span text:style-name="T13">T</text:span><text:span text:style-name="T14">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Фигура 5" draw:style-name="gr2" svg:width="0.442cm" svg:height="1.265cm" svg:x="6.443cm" svg:y="4.6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Фигура 6" draw:style-name="gr4" draw:text-style-name="P12" svg:width="3.945cm" svg:height="1.855cm" svg:x="4.971cm" svg:y="9.068cm"><text:p text:style-name="P11"><text:span text:style-name="T11">S = V * T</text:span><text:span text:style-name="T12">1</text:span><text:span text:style-name="T11"> + (V - U) * T</text:span><text:span text:style-name="T12">2</text:span></text:p><draw:enhanced-geometry svg:viewBox="0 0 21600 21600" draw:type="rectangle" draw:enhanced-path="M 0 0 L 21600 0 21600 21600 0 21600 0 0 Z N"/></draw:custom-shape><draw:custom-shape text:anchor-type="paragraph" draw:z-index="6" draw:name="Фигура 7" draw:style-name="gr2" svg:width="0.442cm" svg:height="1.265cm" svg:x="6.549cm" svg:y="7.7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Фигура 8" draw:style-name="gr3" draw:text-style-name="P10" svg:width="4.298cm" svg:height="1.265cm" svg:x="4.695cm" svg:y="12.294cm"><text:p text:style-name="P10"><text:span text:style-name="T10">Вывод S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8" draw:name="Фигура 9" draw:style-name="gr2" svg:width="0.442cm" svg:height="1.265cm" svg:x="6.676cm" svg:y="13.5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Фигура 10" draw:style-name="gr2" svg:width="0.442cm" svg:height="1.265cm" svg:x="6.697cm" svg:y="11.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Фигура 11" draw:style-name="gr1" draw:text-style-name="P10" svg:width="4.029cm" svg:height="1.588cm" svg:x="4.971cm" svg:y="14.848cm"><text:p text:style-name="P10"><text:span text:style-name="T10">К</text:span><text:span text:style-name="T10">о</text:span><text:span text:style-name="T10">н</text:span><text:span text:style-name="T10">е</text:span><text:span text:style-name="T10">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Блок-схема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>Текст программы</text:h>
      <text:p text:style-name="P3"><text:span text:style-name="T4">try</text:span><text:span text:style-name="T5">: <text:s/></text:span><text:span text:style-name="T6"># обработка исключений</text:span><text:span text:style-name="T3"><text:line-break/></text:span><text:span text:style-name="T6"> <text:s text:c="3"/></text:span><text:span text:style-name="T5">v = </text:span><text:span text:style-name="T7">int</text:span><text:span text:style-name="T5">(</text:span><text:span text:style-name="T7">input</text:span><text:span text:style-name="T5">(</text:span><text:span text:style-name="T8">'Enter the speed in standing water as v (km/h): '</text:span><text:span text:style-name="T5">)) <text:s/></text:span><text:span text:style-name="T6"># значение скорости в стоячей воде</text:span><text:span text:style-name="T3"><text:line-break/></text:span><text:span text:style-name="T6"> <text:s text:c="3"/></text:span><text:span text:style-name="T5">u = </text:span><text:span text:style-name="T7">int</text:span><text:span text:style-name="T5">(</text:span><text:span text:style-name="T7">input</text:span><text:span text:style-name="T5">(</text:span><text:span text:style-name="T8">'Enter the speed of the river flow as u (km/h): '</text:span><text:span text:style-name="T5">)) <text:s/></text:span><text:span text:style-name="T6"># значение скорости течения реки</text:span><text:span text:style-name="T3"><text:line-break/></text:span><text:span text:style-name="T6"> <text:s text:c="3"/></text:span><text:span text:style-name="T5">t1 = </text:span><text:span text:style-name="T7">int</text:span><text:span text:style-name="T5">(</text:span><text:span text:style-name="T7">input</text:span><text:span text:style-name="T5">(</text:span><text:span text:style-name="T8">'Enter the first time as t1 (in standing water, hours): '</text:span><text:span text:style-name="T5">)) <text:s/></text:span><text:span text:style-name="T6"># значение времени движения по стоячей воде(озеру)</text:span><text:span text:style-name="T3"><text:line-break/></text:span><text:span text:style-name="T6"> <text:s text:c="3"/></text:span><text:span text:style-name="T5">t2 = </text:span><text:span text:style-name="T7">int</text:span><text:span text:style-name="T5">(</text:span><text:span text:style-name="T7">input</text:span><text:span text:style-name="T5">(</text:span><text:span text:style-name="T8">'Enter the second time as t2 (in river flow, hours): '</text:span><text:span text:style-name="T5">)) <text:s/></text:span><text:span text:style-name="T6"># значение времени движения против реки</text:span><text:span text:style-name="T3"><text:line-break/></text:span><text:span text:style-name="T6"> <text:s text:c="3"/></text:span><text:span text:style-name="T5">s = v * t1 + (v - u) * t2</text:span><text:span text:style-name="T3"><text:line-break/></text:span><text:span text:style-name="T5"> <text:s text:c="3"/></text:span><text:span text:style-name="T7">print</text:span><text:span text:style-name="T5">(</text:span><text:span text:style-name="T8">'The path is equal to'</text:span><text:span text:style-name="T4">, </text:span><text:span text:style-name="T5">s</text:span><text:span text:style-name="T4">, </text:span><text:span text:style-name="T8">'km.'</text:span><text:span text:style-name="T5">) <text:s/></text:span><text:span text:style-name="T6"># выводим результат переменной</text:span><text:span text:style-name="T3"><text:line-break/></text:span><text:span text:style-name="T4">except</text:span><text:span text:style-name="T5">:</text:span><text:span text:style-name="T3"><text:line-break/></text:span><text:span text:style-name="T5"> <text:s text:c="3"/></text:span><text:span text:style-name="T7">print</text:span><text:span text:style-name="T5">(</text:span><text:span text:style-name="T8">'Incorrect data!'</text:span><text:span text:style-name="T5">) <text:s/></text:span><text:span text:style-name="T6"># если введены неверный тип данных, выводим ошибку</text:span><text:span text:style-name="T3"><text:line-break/></text:span></text:p>
      <text:h text:style-name="Heading_20_4" text:outline-level="4">Протокол работы программы:</text:h>
      <text:p text:style-name="P4">Enter the speed in standing water as v (km/h): 20</text:p>
      <text:p text:style-name="P4">Enter the speed of the river flow as u (km/h): 2</text:p>
      <text:p text:style-name="P4">Enter the first time as t1 (in standing water, hours): 2</text:p>
      <text:p text:style-name="P4">Enter the second time as t2 (in river flow, hours): 4</text:p>
      <text:p text:style-name="P4">The path is equal to 112 km.</text:p>
      <text:p text:style-name="P4"/>
      <text:p text:style-name="P4">Process finished with exit code 0</text:p>
      <text:p text:style-name="P4"/>
      <text:p text:style-name="Standard"><text:span text:style-name="T9">Вывод:</text:span> в процессе выполнения практического занятия, я выработала навыки составления программ линейной структуры. Были использованы языковые конструкции try, except. </text:p>
      <text:p text:style-name="P5">Выполнены разработка кода, отладка, тестирование и оптимизация программного код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ans CJK SC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ans CJK SC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0:12:55.312648047</meta:creation-date>
    <dc:date>2022-10-04T15:25:12.260971824</dc:date>
    <meta:editing-duration>PT2M42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18" meta:word-count="291" meta:character-count="1835" meta:non-whitespace-character-count="1523"/>
  </office:meta>
</office:document-meta>
</file>